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" style:display-name="VIA_memory_map" style:family="table">
      <style:table-properties style:width="17.013cm" fo:margin-left="0cm" table:align="left" style:shadow="none"/>
    </style:style>
    <style:style style:name="VIA_5f_memory_5f_map.A" style:display-name="VIA_memory_map.A" style:family="table-column">
      <style:table-column-properties style:column-width="2.427cm"/>
    </style:style>
    <style:style style:name="VIA_5f_memory_5f_map.B" style:display-name="VIA_memory_map.B" style:family="table-column">
      <style:table-column-properties style:column-width="1.568cm"/>
    </style:style>
    <style:style style:name="VIA_5f_memory_5f_map.C" style:display-name="VIA_memory_map.C" style:family="table-column">
      <style:table-column-properties style:column-width="1.57cm"/>
    </style:style>
    <style:style style:name="VIA_5f_memory_5f_map.F" style:display-name="VIA_memory_map.F" style:family="table-column">
      <style:table-column-properties style:column-width="5.87cm"/>
    </style:style>
    <style:style style:name="VIA_5f_memory_5f_map.G" style:display-name="VIA_memory_map.G" style:family="table-column">
      <style:table-column-properties style:column-width="2.438cm"/>
    </style:style>
    <style:style style:name="VIA_5f_memory_5f_map.A1" style:display-name="VIA_memory_map.A1" style:family="table-cell">
      <style:table-cell-properties fo:padding="0.097cm" fo:border-left="0.05pt solid #000000" fo:border-right="none" fo:border-top="0.05pt solid #000000" fo:border-bottom="0.05pt solid #000000"/>
    </style:style>
    <style:style style:name="VIA_5f_memory_5f_map.G1" style:display-name="VIA_memory_map.G1" style:family="table-cell">
      <style:table-cell-properties fo:padding="0.097cm" fo:border="0.05pt solid #000000"/>
    </style:style>
    <style:style style:name="VIA_5f_memory_5f_map.A2" style:display-name="VIA_memory_map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VIA_5f_memory_5f_map.B2" style:display-name="VIA_memory_map.B2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" style:display-name="VIA_memory_map.C2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" style:display-name="VIA_memory_map.D2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" style:display-name="VIA_memory_map.E2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" style:display-name="VIA_memory_map.F2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" style:display-name="VIA_memory_map.G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3" style:display-name="VIA_memory_map.A3" style:family="table-cell">
      <style:table-cell-properties fo:padding="0.097cm" fo:border-left="0.05pt solid #000000" fo:border-right="none" fo:border-top="none" fo:border-bottom="0.05pt solid #000000"/>
    </style:style>
    <style:style style:name="VIA_5f_memory_5f_map.B3" style:display-name="VIA_memory_map.B3" style:family="table-cell">
      <style:table-cell-properties fo:padding="0.097cm" fo:border-left="0.05pt solid #000000" fo:border-right="none" fo:border-top="none" fo:border-bottom="0.05pt solid #000000"/>
    </style:style>
    <style:style style:name="VIA_5f_memory_5f_map.C3" style:display-name="VIA_memory_map.C3" style:family="table-cell">
      <style:table-cell-properties fo:padding="0.097cm" fo:border-left="0.05pt solid #000000" fo:border-right="none" fo:border-top="none" fo:border-bottom="0.05pt solid #000000"/>
    </style:style>
    <style:style style:name="VIA_5f_memory_5f_map.D3" style:display-name="VIA_memory_map.D3" style:family="table-cell">
      <style:table-cell-properties fo:padding="0.097cm" fo:border-left="0.05pt solid #000000" fo:border-right="none" fo:border-top="none" fo:border-bottom="0.05pt solid #000000"/>
    </style:style>
    <style:style style:name="VIA_5f_memory_5f_map.E3" style:display-name="VIA_memory_map.E3" style:family="table-cell">
      <style:table-cell-properties fo:padding="0.097cm" fo:border-left="0.05pt solid #000000" fo:border-right="none" fo:border-top="none" fo:border-bottom="0.05pt solid #000000"/>
    </style:style>
    <style:style style:name="VIA_5f_memory_5f_map.F3" style:display-name="VIA_memory_map.F3" style:family="table-cell">
      <style:table-cell-properties fo:padding="0.097cm" fo:border-left="0.05pt solid #000000" fo:border-right="none" fo:border-top="none" fo:border-bottom="0.05pt solid #000000"/>
    </style:style>
    <style:style style:name="VIA_5f_memory_5f_map.G3" style:display-name="VIA_memory_map.G3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4" style:display-name="VIA_memory_map.A4" style:family="table-cell">
      <style:table-cell-properties fo:padding="0.097cm" fo:border-left="0.05pt solid #000000" fo:border-right="none" fo:border-top="none" fo:border-bottom="0.05pt solid #000000"/>
    </style:style>
    <style:style style:name="VIA_5f_memory_5f_map.B4" style:display-name="VIA_memory_map.B4" style:family="table-cell">
      <style:table-cell-properties fo:padding="0.097cm" fo:border-left="0.05pt solid #000000" fo:border-right="none" fo:border-top="none" fo:border-bottom="0.05pt solid #000000"/>
    </style:style>
    <style:style style:name="VIA_5f_memory_5f_map.C4" style:display-name="VIA_memory_map.C4" style:family="table-cell">
      <style:table-cell-properties fo:padding="0.097cm" fo:border-left="0.05pt solid #000000" fo:border-right="none" fo:border-top="none" fo:border-bottom="0.05pt solid #000000"/>
    </style:style>
    <style:style style:name="VIA_5f_memory_5f_map.D4" style:display-name="VIA_memory_map.D4" style:family="table-cell">
      <style:table-cell-properties fo:padding="0.097cm" fo:border-left="0.05pt solid #000000" fo:border-right="none" fo:border-top="none" fo:border-bottom="0.05pt solid #000000"/>
    </style:style>
    <style:style style:name="VIA_5f_memory_5f_map.E4" style:display-name="VIA_memory_map.E4" style:family="table-cell">
      <style:table-cell-properties fo:padding="0.097cm" fo:border-left="0.05pt solid #000000" fo:border-right="none" fo:border-top="none" fo:border-bottom="0.05pt solid #000000"/>
    </style:style>
    <style:style style:name="VIA_5f_memory_5f_map.F4" style:display-name="VIA_memory_map.F4" style:family="table-cell">
      <style:table-cell-properties fo:padding="0.097cm" fo:border-left="0.05pt solid #000000" fo:border-right="none" fo:border-top="none" fo:border-bottom="0.05pt solid #000000"/>
    </style:style>
    <style:style style:name="VIA_5f_memory_5f_map.G4" style:display-name="VIA_memory_map.G4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5" style:display-name="VIA_memory_map.A5" style:family="table-cell">
      <style:table-cell-properties fo:padding="0.097cm" fo:border-left="0.05pt solid #000000" fo:border-right="none" fo:border-top="none" fo:border-bottom="0.05pt solid #000000"/>
    </style:style>
    <style:style style:name="VIA_5f_memory_5f_map.B5" style:display-name="VIA_memory_map.B5" style:family="table-cell">
      <style:table-cell-properties fo:padding="0.097cm" fo:border-left="0.05pt solid #000000" fo:border-right="none" fo:border-top="none" fo:border-bottom="0.05pt solid #000000"/>
    </style:style>
    <style:style style:name="VIA_5f_memory_5f_map.C5" style:display-name="VIA_memory_map.C5" style:family="table-cell">
      <style:table-cell-properties fo:padding="0.097cm" fo:border-left="0.05pt solid #000000" fo:border-right="none" fo:border-top="none" fo:border-bottom="0.05pt solid #000000"/>
    </style:style>
    <style:style style:name="VIA_5f_memory_5f_map.D5" style:display-name="VIA_memory_map.D5" style:family="table-cell">
      <style:table-cell-properties fo:padding="0.097cm" fo:border-left="0.05pt solid #000000" fo:border-right="none" fo:border-top="none" fo:border-bottom="0.05pt solid #000000"/>
    </style:style>
    <style:style style:name="VIA_5f_memory_5f_map.E5" style:display-name="VIA_memory_map.E5" style:family="table-cell">
      <style:table-cell-properties fo:padding="0.097cm" fo:border-left="0.05pt solid #000000" fo:border-right="none" fo:border-top="none" fo:border-bottom="0.05pt solid #000000"/>
    </style:style>
    <style:style style:name="VIA_5f_memory_5f_map.F5" style:display-name="VIA_memory_map.F5" style:family="table-cell">
      <style:table-cell-properties fo:padding="0.097cm" fo:border-left="0.05pt solid #000000" fo:border-right="none" fo:border-top="none" fo:border-bottom="0.05pt solid #000000"/>
    </style:style>
    <style:style style:name="VIA_5f_memory_5f_map.G5" style:display-name="VIA_memory_map.G5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6" style:display-name="VIA_memory_map.A6" style:family="table-cell">
      <style:table-cell-properties fo:padding="0.097cm" fo:border-left="0.05pt solid #000000" fo:border-right="none" fo:border-top="none" fo:border-bottom="0.05pt solid #000000"/>
    </style:style>
    <style:style style:name="VIA_5f_memory_5f_map.B6" style:display-name="VIA_memory_map.B6" style:family="table-cell">
      <style:table-cell-properties fo:padding="0.097cm" fo:border-left="0.05pt solid #000000" fo:border-right="none" fo:border-top="none" fo:border-bottom="0.05pt solid #000000"/>
    </style:style>
    <style:style style:name="VIA_5f_memory_5f_map.C6" style:display-name="VIA_memory_map.C6" style:family="table-cell">
      <style:table-cell-properties fo:padding="0.097cm" fo:border-left="0.05pt solid #000000" fo:border-right="none" fo:border-top="none" fo:border-bottom="0.05pt solid #000000"/>
    </style:style>
    <style:style style:name="VIA_5f_memory_5f_map.D6" style:display-name="VIA_memory_map.D6" style:family="table-cell">
      <style:table-cell-properties fo:padding="0.097cm" fo:border-left="0.05pt solid #000000" fo:border-right="none" fo:border-top="none" fo:border-bottom="0.05pt solid #000000"/>
    </style:style>
    <style:style style:name="VIA_5f_memory_5f_map.E6" style:display-name="VIA_memory_map.E6" style:family="table-cell">
      <style:table-cell-properties fo:padding="0.097cm" fo:border-left="0.05pt solid #000000" fo:border-right="none" fo:border-top="none" fo:border-bottom="0.05pt solid #000000"/>
    </style:style>
    <style:style style:name="VIA_5f_memory_5f_map.F6" style:display-name="VIA_memory_map.F6" style:family="table-cell">
      <style:table-cell-properties fo:padding="0.097cm" fo:border-left="0.05pt solid #000000" fo:border-right="none" fo:border-top="none" fo:border-bottom="0.05pt solid #000000"/>
    </style:style>
    <style:style style:name="VIA_5f_memory_5f_map.G6" style:display-name="VIA_memory_map.G6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7" style:display-name="VIA_memory_map.A7" style:family="table-cell">
      <style:table-cell-properties fo:padding="0.097cm" fo:border-left="0.05pt solid #000000" fo:border-right="none" fo:border-top="none" fo:border-bottom="0.05pt solid #000000"/>
    </style:style>
    <style:style style:name="VIA_5f_memory_5f_map.B7" style:display-name="VIA_memory_map.B7" style:family="table-cell">
      <style:table-cell-properties fo:padding="0.097cm" fo:border-left="0.05pt solid #000000" fo:border-right="none" fo:border-top="none" fo:border-bottom="0.05pt solid #000000"/>
    </style:style>
    <style:style style:name="VIA_5f_memory_5f_map.C7" style:display-name="VIA_memory_map.C7" style:family="table-cell">
      <style:table-cell-properties fo:padding="0.097cm" fo:border-left="0.05pt solid #000000" fo:border-right="none" fo:border-top="none" fo:border-bottom="0.05pt solid #000000"/>
    </style:style>
    <style:style style:name="VIA_5f_memory_5f_map.D7" style:display-name="VIA_memory_map.D7" style:family="table-cell">
      <style:table-cell-properties fo:padding="0.097cm" fo:border-left="0.05pt solid #000000" fo:border-right="none" fo:border-top="none" fo:border-bottom="0.05pt solid #000000"/>
    </style:style>
    <style:style style:name="VIA_5f_memory_5f_map.E7" style:display-name="VIA_memory_map.E7" style:family="table-cell">
      <style:table-cell-properties fo:padding="0.097cm" fo:border-left="0.05pt solid #000000" fo:border-right="none" fo:border-top="none" fo:border-bottom="0.05pt solid #000000"/>
    </style:style>
    <style:style style:name="VIA_5f_memory_5f_map.F7" style:display-name="VIA_memory_map.F7" style:family="table-cell">
      <style:table-cell-properties fo:padding="0.097cm" fo:border-left="0.05pt solid #000000" fo:border-right="none" fo:border-top="none" fo:border-bottom="0.05pt solid #000000"/>
    </style:style>
    <style:style style:name="VIA_5f_memory_5f_map.G7" style:display-name="VIA_memory_map.G7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8" style:display-name="VIA_memory_map.A8" style:family="table-cell">
      <style:table-cell-properties fo:padding="0.097cm" fo:border-left="0.05pt solid #000000" fo:border-right="none" fo:border-top="none" fo:border-bottom="0.05pt solid #000000"/>
    </style:style>
    <style:style style:name="VIA_5f_memory_5f_map.B8" style:display-name="VIA_memory_map.B8" style:family="table-cell">
      <style:table-cell-properties fo:padding="0.097cm" fo:border-left="0.05pt solid #000000" fo:border-right="none" fo:border-top="none" fo:border-bottom="0.05pt solid #000000"/>
    </style:style>
    <style:style style:name="VIA_5f_memory_5f_map.C8" style:display-name="VIA_memory_map.C8" style:family="table-cell">
      <style:table-cell-properties fo:padding="0.097cm" fo:border-left="0.05pt solid #000000" fo:border-right="none" fo:border-top="none" fo:border-bottom="0.05pt solid #000000"/>
    </style:style>
    <style:style style:name="VIA_5f_memory_5f_map.D8" style:display-name="VIA_memory_map.D8" style:family="table-cell">
      <style:table-cell-properties fo:padding="0.097cm" fo:border-left="0.05pt solid #000000" fo:border-right="none" fo:border-top="none" fo:border-bottom="0.05pt solid #000000"/>
    </style:style>
    <style:style style:name="VIA_5f_memory_5f_map.E8" style:display-name="VIA_memory_map.E8" style:family="table-cell">
      <style:table-cell-properties fo:padding="0.097cm" fo:border-left="0.05pt solid #000000" fo:border-right="none" fo:border-top="none" fo:border-bottom="0.05pt solid #000000"/>
    </style:style>
    <style:style style:name="VIA_5f_memory_5f_map.F8" style:display-name="VIA_memory_map.F8" style:family="table-cell">
      <style:table-cell-properties fo:padding="0.097cm" fo:border-left="0.05pt solid #000000" fo:border-right="none" fo:border-top="none" fo:border-bottom="0.05pt solid #000000"/>
    </style:style>
    <style:style style:name="VIA_5f_memory_5f_map.G8" style:display-name="VIA_memory_map.G8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9" style:display-name="VIA_memory_map.A9" style:family="table-cell">
      <style:table-cell-properties fo:padding="0.097cm" fo:border-left="0.05pt solid #000000" fo:border-right="none" fo:border-top="none" fo:border-bottom="0.05pt solid #000000"/>
    </style:style>
    <style:style style:name="VIA_5f_memory_5f_map.B9" style:display-name="VIA_memory_map.B9" style:family="table-cell">
      <style:table-cell-properties fo:padding="0.097cm" fo:border-left="0.05pt solid #000000" fo:border-right="none" fo:border-top="none" fo:border-bottom="0.05pt solid #000000"/>
    </style:style>
    <style:style style:name="VIA_5f_memory_5f_map.C9" style:display-name="VIA_memory_map.C9" style:family="table-cell">
      <style:table-cell-properties fo:padding="0.097cm" fo:border-left="0.05pt solid #000000" fo:border-right="none" fo:border-top="none" fo:border-bottom="0.05pt solid #000000"/>
    </style:style>
    <style:style style:name="VIA_5f_memory_5f_map.D9" style:display-name="VIA_memory_map.D9" style:family="table-cell">
      <style:table-cell-properties fo:padding="0.097cm" fo:border-left="0.05pt solid #000000" fo:border-right="none" fo:border-top="none" fo:border-bottom="0.05pt solid #000000"/>
    </style:style>
    <style:style style:name="VIA_5f_memory_5f_map.E9" style:display-name="VIA_memory_map.E9" style:family="table-cell">
      <style:table-cell-properties fo:padding="0.097cm" fo:border-left="0.05pt solid #000000" fo:border-right="none" fo:border-top="none" fo:border-bottom="0.05pt solid #000000"/>
    </style:style>
    <style:style style:name="VIA_5f_memory_5f_map.F9" style:display-name="VIA_memory_map.F9" style:family="table-cell">
      <style:table-cell-properties fo:padding="0.097cm" fo:border-left="0.05pt solid #000000" fo:border-right="none" fo:border-top="none" fo:border-bottom="0.05pt solid #000000"/>
    </style:style>
    <style:style style:name="VIA_5f_memory_5f_map.G9" style:display-name="VIA_memory_map.G9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0" style:display-name="VIA_memory_map.A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0" style:display-name="VIA_memory_map.B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0" style:display-name="VIA_memory_map.C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0" style:display-name="VIA_memory_map.D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0" style:display-name="VIA_memory_map.E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0" style:display-name="VIA_memory_map.F10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0" style:display-name="VIA_memory_map.G10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1" style:display-name="VIA_memory_map.A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1" style:display-name="VIA_memory_map.B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1" style:display-name="VIA_memory_map.C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1" style:display-name="VIA_memory_map.D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1" style:display-name="VIA_memory_map.E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1" style:display-name="VIA_memory_map.F11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1" style:display-name="VIA_memory_map.G11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2" style:display-name="VIA_memory_map.A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2" style:display-name="VIA_memory_map.B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2" style:display-name="VIA_memory_map.C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2" style:display-name="VIA_memory_map.D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2" style:display-name="VIA_memory_map.E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2" style:display-name="VIA_memory_map.F12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2" style:display-name="VIA_memory_map.G1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3" style:display-name="VIA_memory_map.A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3" style:display-name="VIA_memory_map.B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3" style:display-name="VIA_memory_map.C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3" style:display-name="VIA_memory_map.D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3" style:display-name="VIA_memory_map.E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3" style:display-name="VIA_memory_map.F13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3" style:display-name="VIA_memory_map.G13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4" style:display-name="VIA_memory_map.A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4" style:display-name="VIA_memory_map.B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4" style:display-name="VIA_memory_map.C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4" style:display-name="VIA_memory_map.D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4" style:display-name="VIA_memory_map.E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4" style:display-name="VIA_memory_map.F14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4" style:display-name="VIA_memory_map.G14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5" style:display-name="VIA_memory_map.A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5" style:display-name="VIA_memory_map.B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5" style:display-name="VIA_memory_map.C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5" style:display-name="VIA_memory_map.D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5" style:display-name="VIA_memory_map.E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5" style:display-name="VIA_memory_map.F15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5" style:display-name="VIA_memory_map.G15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6" style:display-name="VIA_memory_map.A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6" style:display-name="VIA_memory_map.B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6" style:display-name="VIA_memory_map.C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6" style:display-name="VIA_memory_map.D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6" style:display-name="VIA_memory_map.E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6" style:display-name="VIA_memory_map.F16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6" style:display-name="VIA_memory_map.G16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7" style:display-name="VIA_memory_map.A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7" style:display-name="VIA_memory_map.B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7" style:display-name="VIA_memory_map.C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7" style:display-name="VIA_memory_map.D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7" style:display-name="VIA_memory_map.E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7" style:display-name="VIA_memory_map.F17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7" style:display-name="VIA_memory_map.G17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8" style:display-name="VIA_memory_map.A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8" style:display-name="VIA_memory_map.B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8" style:display-name="VIA_memory_map.C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8" style:display-name="VIA_memory_map.D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8" style:display-name="VIA_memory_map.E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8" style:display-name="VIA_memory_map.F18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8" style:display-name="VIA_memory_map.G18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19" style:display-name="VIA_memory_map.A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B19" style:display-name="VIA_memory_map.B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C19" style:display-name="VIA_memory_map.C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D19" style:display-name="VIA_memory_map.D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E19" style:display-name="VIA_memory_map.E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F19" style:display-name="VIA_memory_map.F19" style:family="table-cell">
      <style:table-cell-properties fo:padding="0.097cm" fo:border-left="0.05pt solid #000000" fo:border-right="none" fo:border-top="none" fo:border-bottom="0.05pt solid #000000"/>
    </style:style>
    <style:style style:name="VIA_5f_memory_5f_map.G19" style:display-name="VIA_memory_map.G19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0" style:display-name="VIA_memory_map.A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0" style:display-name="VIA_memory_map.B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0" style:display-name="VIA_memory_map.C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0" style:display-name="VIA_memory_map.D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0" style:display-name="VIA_memory_map.E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0" style:display-name="VIA_memory_map.F20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0" style:display-name="VIA_memory_map.G20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1" style:display-name="VIA_memory_map.A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1" style:display-name="VIA_memory_map.B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1" style:display-name="VIA_memory_map.C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1" style:display-name="VIA_memory_map.D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1" style:display-name="VIA_memory_map.E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1" style:display-name="VIA_memory_map.F21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1" style:display-name="VIA_memory_map.G21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2" style:display-name="VIA_memory_map.A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2" style:display-name="VIA_memory_map.B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2" style:display-name="VIA_memory_map.C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2" style:display-name="VIA_memory_map.D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2" style:display-name="VIA_memory_map.E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2" style:display-name="VIA_memory_map.F22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2" style:display-name="VIA_memory_map.G22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3" style:display-name="VIA_memory_map.A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3" style:display-name="VIA_memory_map.B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3" style:display-name="VIA_memory_map.C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3" style:display-name="VIA_memory_map.D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3" style:display-name="VIA_memory_map.E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3" style:display-name="VIA_memory_map.F23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3" style:display-name="VIA_memory_map.G23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4" style:display-name="VIA_memory_map.A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4" style:display-name="VIA_memory_map.B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4" style:display-name="VIA_memory_map.C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4" style:display-name="VIA_memory_map.D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4" style:display-name="VIA_memory_map.E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4" style:display-name="VIA_memory_map.F24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4" style:display-name="VIA_memory_map.G24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5" style:display-name="VIA_memory_map.A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5" style:display-name="VIA_memory_map.B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5" style:display-name="VIA_memory_map.C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5" style:display-name="VIA_memory_map.D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5" style:display-name="VIA_memory_map.E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5" style:display-name="VIA_memory_map.F25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5" style:display-name="VIA_memory_map.G25" style:family="table-cell">
      <style:table-cell-properties fo:padding="0.097cm" fo:border-left="0.05pt solid #000000" fo:border-right="0.05pt solid #000000" fo:border-top="none" fo:border-bottom="0.05pt solid #000000"/>
    </style:style>
    <style:style style:name="VIA_5f_memory_5f_map.A26" style:display-name="VIA_memory_map.A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B26" style:display-name="VIA_memory_map.B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C26" style:display-name="VIA_memory_map.C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D26" style:display-name="VIA_memory_map.D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E26" style:display-name="VIA_memory_map.E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F26" style:display-name="VIA_memory_map.F26" style:family="table-cell">
      <style:table-cell-properties fo:padding="0.097cm" fo:border-left="0.05pt solid #000000" fo:border-right="none" fo:border-top="none" fo:border-bottom="0.05pt solid #000000"/>
    </style:style>
    <style:style style:name="VIA_5f_memory_5f_map.G26" style:display-name="VIA_memory_map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Subtitle">
      <style:text-properties officeooo:rsid="001ab578" officeooo:paragraph-rsid="001ab578"/>
    </style:style>
    <style:style style:name="P14" style:family="paragraph" style:parent-style-name="Title">
      <style:text-properties officeooo:rsid="001ab578" officeooo:paragraph-rsid="001ab578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3aefba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aefba" style:font-size-asian="12pt" style:font-size-complex="12pt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aefba" officeooo:paragraph-rsid="003aefba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aefba" style:font-size-asian="12pt" style:font-size-complex="12pt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f5f44" style:font-size-asian="12pt" style:font-size-complex="12pt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30" style:family="paragraph" style:parent-style-name="Heading">
      <style:text-properties officeooo:rsid="001c78bd" officeooo:paragraph-rsid="001c78bd"/>
    </style:style>
    <style:style style:name="P31" style:family="paragraph" style:parent-style-name="Heading">
      <style:text-properties officeooo:rsid="001faa71" officeooo:paragraph-rsid="001faa71"/>
    </style:style>
    <style:style style:name="P32" style:family="paragraph" style:parent-style-name="Heading">
      <style:text-properties officeooo:rsid="001e186d" officeooo:paragraph-rsid="00282679"/>
    </style:style>
    <style:style style:name="P33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34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37" style:family="paragraph" style:parent-style-name="Table_20_Contents">
      <style:text-properties officeooo:rsid="001faa71" officeooo:paragraph-rsid="001faa71"/>
    </style:style>
    <style:style style:name="P38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39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40" style:family="paragraph" style:parent-style-name="Table_20_Heading">
      <style:text-properties officeooo:rsid="001c78bd" officeooo:paragraph-rsid="001c78bd"/>
    </style:style>
    <style:style style:name="P41" style:family="paragraph" style:parent-style-name="Table_20_Heading">
      <style:text-properties officeooo:rsid="001e186d" officeooo:paragraph-rsid="001e186d"/>
    </style:style>
    <style:style style:name="P42" style:family="paragraph" style:parent-style-name="Table_20_Heading">
      <style:text-properties officeooo:rsid="001faa71" officeooo:paragraph-rsid="001faa71"/>
    </style:style>
    <style:style style:name="P4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4" style:family="paragraph" style:parent-style-name="Text_20_body" style:list-style-name="L1">
      <style:text-properties officeooo:rsid="002805e1" officeooo:paragraph-rsid="002805e1"/>
    </style:style>
    <style:style style:name="P45" style:family="paragraph" style:parent-style-name="Text_20_body" style:list-style-name="L1">
      <style:text-properties officeooo:rsid="00282679" officeooo:paragraph-rsid="00282679"/>
    </style:style>
    <style:style style:name="P46" style:family="paragraph" style:parent-style-name="Text_20_body" style:list-style-name="L2">
      <style:text-properties officeooo:rsid="00282679" officeooo:paragraph-rsid="00282679"/>
    </style:style>
    <style:style style:name="P47" style:family="paragraph" style:parent-style-name="Text_20_body" style:list-style-name="L2">
      <style:text-properties officeooo:rsid="00282679" officeooo:paragraph-rsid="002df33d"/>
    </style:style>
    <style:style style:name="P48" style:family="paragraph" style:parent-style-name="Text_20_body" style:list-style-name="L1">
      <style:text-properties officeooo:rsid="003a394c" officeooo:paragraph-rsid="003a394c"/>
    </style:style>
    <style:style style:name="P49" style:family="paragraph" style:parent-style-name="Text_20_body" style:list-style-name="L1">
      <style:text-properties officeooo:rsid="002c7548" officeooo:paragraph-rsid="002c7548"/>
    </style:style>
    <style:style style:name="P50" style:family="paragraph" style:parent-style-name="Text_20_body" style:list-style-name="L1">
      <style:text-properties officeooo:rsid="002f21ab" officeooo:paragraph-rsid="002f21ab"/>
    </style:style>
    <style:style style:name="P51" style:family="paragraph" style:parent-style-name="Text_20_body" style:list-style-name="L2">
      <style:text-properties officeooo:rsid="002905da" officeooo:paragraph-rsid="003aefba"/>
    </style:style>
    <style:style style:name="P52" style:family="paragraph" style:parent-style-name="Text_20_body" style:list-style-name="L3">
      <style:text-properties officeooo:rsid="0029c9bb" officeooo:paragraph-rsid="0029c9bb"/>
    </style:style>
    <style:style style:name="P53" style:family="paragraph" style:parent-style-name="Text_20_body" style:list-style-name="L3">
      <style:text-properties officeooo:rsid="003aefba" officeooo:paragraph-rsid="003aefba"/>
    </style:style>
    <style:style style:name="P54" style:family="paragraph" style:parent-style-name="Text_20_body">
      <style:text-properties officeooo:rsid="0040b7e0" officeooo:paragraph-rsid="0040b7e0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f5f44" style:font-size-asian="12pt" style:font-size-complex="12pt"/>
    </style:style>
    <style:style style:name="P56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57" style:family="paragraph" style:parent-style-name="Heading">
      <style:text-properties officeooo:rsid="0040b7e0" officeooo:paragraph-rsid="0040b7e0"/>
    </style:style>
    <style:style style:name="P58" style:family="paragraph" style:parent-style-name="Table_20_Heading">
      <style:text-properties officeooo:rsid="0040b7e0" officeooo:paragraph-rsid="0040b7e0"/>
    </style:style>
    <style:style style:name="P59" style:family="paragraph" style:parent-style-name="Table_20_Heading">
      <style:text-properties officeooo:rsid="0040b7e0" officeooo:paragraph-rsid="0041319b"/>
    </style:style>
    <style:style style:name="P60" style:family="paragraph" style:parent-style-name="Table_20_Heading">
      <style:text-properties officeooo:rsid="0041319b" officeooo:paragraph-rsid="0041319b"/>
    </style:style>
    <style:style style:name="P61" style:family="paragraph" style:parent-style-name="Heading_20_1">
      <style:text-properties officeooo:rsid="0029ec92" officeooo:paragraph-rsid="0029ec92"/>
    </style:style>
    <style:style style:name="P62" style:family="paragraph" style:parent-style-name="Heading_20_1">
      <style:text-properties officeooo:rsid="0036926e" officeooo:paragraph-rsid="0036926e"/>
    </style:style>
    <style:style style:name="P63" style:family="paragraph" style:parent-style-name="Heading_20_1">
      <style:text-properties officeooo:rsid="001ab578" officeooo:paragraph-rsid="001ab578"/>
    </style:style>
    <style:style style:name="P64" style:family="paragraph" style:parent-style-name="Heading_20_2">
      <style:text-properties officeooo:rsid="001ab578" officeooo:paragraph-rsid="001ab578"/>
    </style:style>
    <style:style style:name="P65" style:family="paragraph" style:parent-style-name="Table_20_Contents">
      <style:paragraph-properties fo:text-align="center" style:justify-single-word="false"/>
      <style:text-properties officeooo:rsid="0040b7e0" officeooo:paragraph-rsid="0040b7e0"/>
    </style:style>
    <style:style style:name="P66" style:family="paragraph" style:parent-style-name="Table_20_Contents">
      <style:paragraph-properties fo:text-align="center" style:justify-single-word="false"/>
      <style:text-properties officeooo:rsid="0041319b" officeooo:paragraph-rsid="0041319b"/>
    </style:style>
    <style:style style:name="P67" style:family="paragraph" style:parent-style-name="Table_20_Contents">
      <style:text-properties officeooo:rsid="00431498" officeooo:paragraph-rsid="0043149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style:style style:name="T28" style:family="text">
      <style:text-properties officeooo:rsid="003a394c"/>
    </style:style>
    <style:style style:name="T29" style:family="text">
      <style:text-properties officeooo:rsid="003a91bd"/>
    </style:style>
    <style:style style:name="T30" style:family="text">
      <style:text-properties officeooo:rsid="003ae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uto ACE</text:p>
      <text:p text:style-name="P13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8964162880658483167" text:style-name="L1">
        <text:list-item>
          <text:p text:style-name="P44">An WDC65C02</text:p>
        </text:list-item>
        <text:list-item>
          <text:p text:style-name="P44">An ACIA (I chose <text:span text:style-name="T15">the </text:span>R65<text:span text:style-name="T28">C</text:span>51<text:span text:style-name="T28">AE4</text:span> as the WDC65C51 has a hardware bug <text:span text:style-name="T28">which makes transmission difficult to implement.</text:span>) </text:p>
        </text:list-item>
        <text:list-item>
          <text:p text:style-name="P44"><text:span text:style-name="T28">One</text:span> VIA WDC65C21</text:p>
        </text:list-item>
        <text:list-item>
          <text:p text:style-name="P45">32KB of RAM</text:p>
        </text:list-item>
        <text:list-item>
          <text:p text:style-name="P45">32KB of ROM</text:p>
        </text:list-item>
        <text:list-item>
          <text:p text:style-name="P45">16-bit IDE interface </text:p>
        </text:list-item>
        <text:list-item>
          <text:p text:style-name="P48">RTC DS1511<text:span text:style-name="T29">Y</text:span></text:p>
        </text:list-item>
        <text:list-item>
          <text:p text:style-name="P49">Backplane (passive, active, don't know. To be honest I don't know the difference). </text:p>
        </text:list-item>
        <text:list-item>
          <text:p text:style-name="P50">Box to house it. Must be something retro, like a radio from the forties (inspired by the Veronica project).</text:p>
        </text:list-item>
        <text:list-item>
          <text:p text:style-name="P48">VT100 terminal interface. </text:p>
        </text:list-item>
      </text:list>
      <text:p text:style-name="P9">Software:</text:p>
      <text:list xml:id="list1698638999070184545" text:style-name="L2">
        <text:list-item>
          <text:p text:style-name="P46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51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4">mkdir </text:span><text:span text:style-name="T13">“</text:span><text:span text:style-name="T14">dir1/dir2/dir3”</text:span>.</text:p>
        </text:list-item>
        <text:list-item>
          <text:p text:style-name="P47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6694206036243053985" text:style-name="L3">
        <text:list-item>
          <text:p text:style-name="P52"><text:span text:style-name="T17">Learn a</text:span> lot more about digital electronics (in some areas relearn what I once knew).</text:p>
        </text:list-item>
        <text:list-item>
          <text:p text:style-name="P52">KiCad <text:span text:style-name="T16">because it is free and a Linux version exists.</text:span></text:p>
        </text:list-item>
        <text:list-item>
          <text:p text:style-name="P52">65C02 assembly (I've forgotten <text:span text:style-name="T28">so</text:span> much from my Commodore 64 days).</text:p>
        </text:list-item>
        <text:list-item>
          <text:p text:style-name="P53">Learn Forth</text:p>
        </text:list-item>
      </text:list>
      <text:h text:style-name="P61" text:outline-level="1">Architecture</text:h>
      <text:p text:style-name="P32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1">Start</text:p>
            </table:table-cell>
            <table:table-cell table:style-name="Table2.A1" office:value-type="string">
              <text:p text:style-name="P41">End</text:p>
            </table:table-cell>
            <table:table-cell table:style-name="Table2.C1" office:value-type="string">
              <text:p text:style-name="P41">Description</text:p>
            </table:table-cell>
          </table:table-row>
        </table:table-header-rows>
        <table:table-row>
          <table:table-cell table:style-name="Table2.A2" office:value-type="string">
            <text:p text:style-name="P29"><text:span text:style-name="T4">$</text:span><text:span text:style-name="T3">0000</text:span></text:p>
          </table:table-cell>
          <table:table-cell table:style-name="Table2.A2" office:value-type="string">
            <text:p text:style-name="P19"><text:span text:style-name="T2">$</text:span>7EFF</text:p>
          </table:table-cell>
          <table:table-cell table:style-name="Table2.C2" office:value-type="string">
            <text:p text:style-name="P22">RAM (32K minus 256 bytes)</text:p>
          </table:table-cell>
        </table:table-row>
        <text:soft-page-break/>
        <table:table-row>
          <table:table-cell table:style-name="Table2.A2" office:value-type="string">
            <text:p text:style-name="P18"><text:span text:style-name="T2">$7</text:span>F00</text:p>
          </table:table-cell>
          <table:table-cell table:style-name="Table2.A2" office:value-type="string">
            <text:p text:style-name="P35">$7F<text:span text:style-name="T30">1</text:span>F</text:p>
          </table:table-cell>
          <table:table-cell table:style-name="Table2.C2" office:value-type="string">
            <text:p text:style-name="P21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24">$7F<text:span text:style-name="T30">20</text:span></text:p>
          </table:table-cell>
          <table:table-cell table:style-name="Table2.A2" office:value-type="string">
            <text:p text:style-name="P36">$7F<text:span text:style-name="T30">3</text:span>F</text:p>
          </table:table-cell>
          <table:table-cell table:style-name="Table2.C2" office:value-type="string">
            <text:p text:style-name="P27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4</text:span>0</text:p>
          </table:table-cell>
          <table:table-cell table:style-name="Table2.A2" office:value-type="string">
            <text:p text:style-name="P18"><text:span text:style-name="T2">$</text:span>7F5F</text:p>
          </table:table-cell>
          <table:table-cell table:style-name="Table2.C2" office:value-type="string">
            <text:p text:style-name="P25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60</text:p>
          </table:table-cell>
          <table:table-cell table:style-name="Table2.A2" office:value-type="string">
            <text:p text:style-name="P18"><text:span text:style-name="T2">$</text:span>7F<text:span text:style-name="T30">7</text:span>F</text:p>
          </table:table-cell>
          <table:table-cell table:style-name="Table2.C2" office:value-type="string">
            <text:p text:style-name="P23"><text:span text:style-name="T25">D</text:span>ecoded I/O Block (<text:span text:style-name="T30">32</text:span> bytes)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8</text:span>0</text:p>
          </table:table-cell>
          <table:table-cell table:style-name="Table2.A2" office:value-type="string">
            <text:p text:style-name="P18"><text:span text:style-name="T2">$</text:span>7F<text:span text:style-name="T30">9</text:span>F</text:p>
          </table:table-cell>
          <table:table-cell table:style-name="Table2.C2" office:value-type="string">
            <text:p text:style-name="P55">IDE interface (32 bytes)</text:p>
          </table:table-cell>
        </table:table-row>
        <table:table-row>
          <table:table-cell table:style-name="Table2.A2" office:value-type="string">
            <text:p text:style-name="P18"><text:span text:style-name="T2">$</text:span>7F<text:span text:style-name="T30">A0</text:span></text:p>
          </table:table-cell>
          <table:table-cell table:style-name="Table2.A2" office:value-type="string">
            <text:p text:style-name="P18"><text:span text:style-name="T2">$</text:span>7F<text:span text:style-name="T30">BF</text:span></text:p>
          </table:table-cell>
          <table:table-cell table:style-name="Table2.C2" office:value-type="string">
            <text:p text:style-name="P28">Real Time Clock, DS1511Y <text:span text:style-name="T30">(32 bytes)</text:span></text:p>
          </table:table-cell>
        </table:table-row>
        <table:table-row>
          <table:table-cell table:style-name="Table2.A2" office:value-type="string">
            <text:p text:style-name="P20"><text:span text:style-name="T30">$</text:span>7F<text:span text:style-name="T30">C0</text:span></text:p>
          </table:table-cell>
          <table:table-cell table:style-name="Table2.A2" office:value-type="string">
            <text:p text:style-name="P17">$7FDF</text:p>
          </table:table-cell>
          <table:table-cell table:style-name="Table2.C2" office:value-type="string">
            <text:p text:style-name="P23">VIA (<text:span text:style-name="T30">32</text:span> bytes)</text:p>
          </table:table-cell>
        </table:table-row>
        <table:table-row>
          <table:table-cell table:style-name="Table2.A2" office:value-type="string">
            <text:p text:style-name="P26">$7FE0</text:p>
          </table:table-cell>
          <table:table-cell table:style-name="Table2.A2" office:value-type="string">
            <text:p text:style-name="P17">$7FFF</text:p>
          </table:table-cell>
          <table:table-cell table:style-name="Table2.C2" office:value-type="string">
            <text:p text:style-name="P23"><text:span text:style-name="T6">ACIA</text:span> (<text:span text:style-name="T30">32 </text:span>bytes)</text:p>
          </table:table-cell>
        </table:table-row>
        <table:table-row>
          <table:table-cell table:style-name="Table2.A2" office:value-type="string">
            <text:p text:style-name="P15"><text:span text:style-name="T2">$</text:span>8000</text:p>
          </table:table-cell>
          <table:table-cell table:style-name="Table2.A2" office:value-type="string">
            <text:p text:style-name="P15"><text:span text:style-name="T2">$</text:span>FFFF</text:p>
          </table:table-cell>
          <table:table-cell table:style-name="Table2.C2" office:value-type="string">
            <text:p text:style-name="P16"><text:span text:style-name="T2">E</text:span>EPROM (32K)</text:p>
          </table:table-cell>
        </table:table-row>
      </table:table>
      <text:p text:style-name="P2"/>
      <text:p text:style-name="P30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40">RS1</text:p>
            </table:table-cell>
            <table:table-cell table:style-name="ACIAmemoryMap.A1" office:value-type="string">
              <text:p text:style-name="P40">RS0</text:p>
            </table:table-cell>
            <table:table-cell table:style-name="ACIAmemoryMap.A1" office:value-type="string">
              <text:p text:style-name="P40">R/<text:span text:style-name="T1">W</text:span></text:p>
            </table:table-cell>
            <table:table-cell table:style-name="ACIAmemoryMap.A1" office:value-type="string">
              <text:p text:style-name="P40">Memory Position</text:p>
            </table:table-cell>
            <table:table-cell table:style-name="ACIAmemoryMap.E1" office:value-type="string">
              <text:p text:style-name="P40">Description</text:p>
            </table:table-cell>
          </table:table-row>
        </table:table-header-rows>
        <table:table-row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$7F<text:span text:style-name="T30">E</text:span>0</text:p>
          </table:table-cell>
          <table:table-cell table:style-name="ACIAmemoryMap.E2" office:value-type="string">
            <text:p text:style-name="P34">TxD</text:p>
          </table:table-cell>
        </table:table-row>
        <table:table-row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$7F<text:span text:style-name="T30">E</text:span>0</text:p>
          </table:table-cell>
          <table:table-cell table:style-name="ACIAmemoryMap.E2" office:value-type="string">
            <text:p text:style-name="P34">RxD</text:p>
          </table:table-cell>
        </table:table-row>
        <table:table-row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$7F<text:span text:style-name="T30">E</text:span>1</text:p>
          </table:table-cell>
          <table:table-cell table:style-name="ACIAmemoryMap.E2" office:value-type="string">
            <text:p text:style-name="P34">Programmed Reset</text:p>
          </table:table-cell>
        </table:table-row>
        <table:table-row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$7F<text:span text:style-name="T30">E</text:span>1</text:p>
          </table:table-cell>
          <table:table-cell table:style-name="ACIAmemoryMap.E2" office:value-type="string">
            <text:p text:style-name="P34">Read Status Register</text:p>
          </table:table-cell>
        </table:table-row>
        <table:table-row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$7F<text:span text:style-name="T30">E</text:span>2</text:p>
          </table:table-cell>
          <table:table-cell table:style-name="ACIAmemoryMap.E2" office:value-type="string">
            <text:p text:style-name="P34">Write Command Register</text:p>
          </table:table-cell>
        </table:table-row>
        <table:table-row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$7F<text:span text:style-name="T30">E</text:span>2</text:p>
          </table:table-cell>
          <table:table-cell table:style-name="ACIAmemoryMap.E2" office:value-type="string">
            <text:p text:style-name="P34">Read Command Register</text:p>
          </table:table-cell>
        </table:table-row>
        <table:table-row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0</text:p>
          </table:table-cell>
          <table:table-cell table:style-name="ACIAmemoryMap.A2" office:value-type="string">
            <text:p text:style-name="P33">$7F<text:span text:style-name="T30">E</text:span>3</text:p>
          </table:table-cell>
          <table:table-cell table:style-name="ACIAmemoryMap.E2" office:value-type="string">
            <text:p text:style-name="P34">Write Control Register</text:p>
          </table:table-cell>
        </table:table-row>
        <table:table-row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1</text:p>
          </table:table-cell>
          <table:table-cell table:style-name="ACIAmemoryMap.A2" office:value-type="string">
            <text:p text:style-name="P33">$7F<text:span text:style-name="T30">E</text:span>3</text:p>
          </table:table-cell>
          <table:table-cell table:style-name="ACIAmemoryMap.E2" office:value-type="string">
            <text:p text:style-name="P34">Read Control Register</text:p>
          </table:table-cell>
        </table:table-row>
      </table:table>
      <text:p text:style-name="P57">Memory map VIA</text:p>
      <table:table table:name="VIA_memory_map" table:style-name="VIA_5f_memory_5f_map">
        <table:table-column table:style-name="VIA_5f_memory_5f_map.A"/>
        <table:table-column table:style-name="VIA_5f_memory_5f_map.B"/>
        <table:table-column table:style-name="VIA_5f_memory_5f_map.C" table:number-columns-repeated="3"/>
        <table:table-column table:style-name="VIA_5f_memory_5f_map.F"/>
        <table:table-column table:style-name="VIA_5f_memory_5f_map.G"/>
        <table:table-header-rows>
          <table:table-row>
            <table:table-cell table:style-name="VIA_5f_memory_5f_map.A1" office:value-type="string">
              <text:p text:style-name="P58">Register Number</text:p>
            </table:table-cell>
            <table:table-cell table:style-name="VIA_5f_memory_5f_map.A1" office:value-type="string">
              <text:p text:style-name="P58">RS Coding</text:p>
            </table:table-cell>
            <table:table-cell table:style-name="VIA_5f_memory_5f_map.A1" office:value-type="string">
              <text:p text:style-name="P58"/>
            </table:table-cell>
            <table:table-cell table:style-name="VIA_5f_memory_5f_map.A1" office:value-type="string">
              <text:p text:style-name="P58"/>
            </table:table-cell>
            <table:table-cell table:style-name="VIA_5f_memory_5f_map.A1" office:value-type="string">
              <text:p text:style-name="P58"/>
            </table:table-cell>
            <table:table-cell table:style-name="VIA_5f_memory_5f_map.A1" office:value-type="string">
              <text:p text:style-name="P59">Register Designation</text:p>
            </table:table-cell>
            <table:table-cell table:style-name="VIA_5f_memory_5f_map.G1" office:value-type="string">
              <text:p text:style-name="P59">Description</text:p>
            </table:table-cell>
          </table:table-row>
          <table:table-row>
            <table:table-cell table:style-name="VIA_5f_memory_5f_map.A2" office:value-type="string">
              <text:p text:style-name="P58"/>
            </table:table-cell>
            <table:table-cell table:style-name="VIA_5f_memory_5f_map.B2" office:value-type="string">
              <text:p text:style-name="P60">RS3</text:p>
            </table:table-cell>
            <table:table-cell table:style-name="VIA_5f_memory_5f_map.C2" office:value-type="string">
              <text:p text:style-name="P60">RS2</text:p>
            </table:table-cell>
            <table:table-cell table:style-name="VIA_5f_memory_5f_map.D2" office:value-type="string">
              <text:p text:style-name="P60">RS1</text:p>
            </table:table-cell>
            <table:table-cell table:style-name="VIA_5f_memory_5f_map.E2" office:value-type="string">
              <text:p text:style-name="P60">RS2</text:p>
            </table:table-cell>
            <table:table-cell table:style-name="VIA_5f_memory_5f_map.F2" office:value-type="string">
              <text:p text:style-name="Table_20_Heading"/>
            </table:table-cell>
            <table:table-cell table:style-name="VIA_5f_memory_5f_map.G2" office:value-type="string">
              <text:p text:style-name="P60">Write/Read</text:p>
            </table:table-cell>
          </table:table-row>
        </table:table-header-rows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3" office:value-type="string">
            <text:p text:style-name="Table_20_Contents"/>
          </table:table-cell>
          <table:table-cell table:style-name="VIA_5f_memory_5f_map.C3" office:value-type="string">
            <text:p text:style-name="Table_20_Contents"/>
          </table:table-cell>
          <table:table-cell table:style-name="VIA_5f_memory_5f_map.D3" office:value-type="string">
            <text:p text:style-name="Table_20_Contents"/>
          </table:table-cell>
          <table:table-cell table:style-name="VIA_5f_memory_5f_map.E3" office:value-type="string">
            <text:p text:style-name="Table_20_Contents"/>
          </table:table-cell>
          <table:table-cell table:style-name="VIA_5f_memory_5f_map.F3" office:value-type="string">
            <text:p text:style-name="Table_20_Contents"/>
          </table:table-cell>
          <table:table-cell table:style-name="VIA_5f_memory_5f_map.G3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4" office:value-type="string">
            <text:p text:style-name="Table_20_Contents"/>
          </table:table-cell>
          <table:table-cell table:style-name="VIA_5f_memory_5f_map.C4" office:value-type="string">
            <text:p text:style-name="Table_20_Contents"/>
          </table:table-cell>
          <table:table-cell table:style-name="VIA_5f_memory_5f_map.D4" office:value-type="string">
            <text:p text:style-name="Table_20_Contents"/>
          </table:table-cell>
          <table:table-cell table:style-name="VIA_5f_memory_5f_map.E4" office:value-type="string">
            <text:p text:style-name="Table_20_Contents"/>
          </table:table-cell>
          <table:table-cell table:style-name="VIA_5f_memory_5f_map.F4" office:value-type="string">
            <text:p text:style-name="Table_20_Contents"/>
          </table:table-cell>
          <table:table-cell table:style-name="VIA_5f_memory_5f_map.G4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5" office:value-type="string">
            <text:p text:style-name="Table_20_Contents"/>
          </table:table-cell>
          <table:table-cell table:style-name="VIA_5f_memory_5f_map.C5" office:value-type="string">
            <text:p text:style-name="Table_20_Contents"/>
          </table:table-cell>
          <table:table-cell table:style-name="VIA_5f_memory_5f_map.D5" office:value-type="string">
            <text:p text:style-name="Table_20_Contents"/>
          </table:table-cell>
          <table:table-cell table:style-name="VIA_5f_memory_5f_map.E5" office:value-type="string">
            <text:p text:style-name="Table_20_Contents"/>
          </table:table-cell>
          <table:table-cell table:style-name="VIA_5f_memory_5f_map.F5" office:value-type="string">
            <text:p text:style-name="Table_20_Contents"/>
          </table:table-cell>
          <table:table-cell table:style-name="VIA_5f_memory_5f_map.G5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6" office:value-type="string">
            <text:p text:style-name="Table_20_Contents"/>
          </table:table-cell>
          <table:table-cell table:style-name="VIA_5f_memory_5f_map.C6" office:value-type="string">
            <text:p text:style-name="Table_20_Contents"/>
          </table:table-cell>
          <table:table-cell table:style-name="VIA_5f_memory_5f_map.D6" office:value-type="string">
            <text:p text:style-name="Table_20_Contents"/>
          </table:table-cell>
          <table:table-cell table:style-name="VIA_5f_memory_5f_map.E6" office:value-type="string">
            <text:p text:style-name="Table_20_Contents"/>
          </table:table-cell>
          <table:table-cell table:style-name="VIA_5f_memory_5f_map.F6" office:value-type="string">
            <text:p text:style-name="Table_20_Contents"/>
          </table:table-cell>
          <table:table-cell table:style-name="VIA_5f_memory_5f_map.G6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7" office:value-type="string">
            <text:p text:style-name="Table_20_Contents"/>
          </table:table-cell>
          <table:table-cell table:style-name="VIA_5f_memory_5f_map.C7" office:value-type="string">
            <text:p text:style-name="Table_20_Contents"/>
          </table:table-cell>
          <table:table-cell table:style-name="VIA_5f_memory_5f_map.D7" office:value-type="string">
            <text:p text:style-name="Table_20_Contents"/>
          </table:table-cell>
          <table:table-cell table:style-name="VIA_5f_memory_5f_map.E7" office:value-type="string">
            <text:p text:style-name="Table_20_Contents"/>
          </table:table-cell>
          <table:table-cell table:style-name="VIA_5f_memory_5f_map.F7" office:value-type="string">
            <text:p text:style-name="Table_20_Contents"/>
          </table:table-cell>
          <table:table-cell table:style-name="VIA_5f_memory_5f_map.G7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8" office:value-type="string">
            <text:p text:style-name="Table_20_Contents"/>
          </table:table-cell>
          <table:table-cell table:style-name="VIA_5f_memory_5f_map.C8" office:value-type="string">
            <text:p text:style-name="Table_20_Contents"/>
          </table:table-cell>
          <table:table-cell table:style-name="VIA_5f_memory_5f_map.D8" office:value-type="string">
            <text:p text:style-name="Table_20_Contents"/>
          </table:table-cell>
          <table:table-cell table:style-name="VIA_5f_memory_5f_map.E8" office:value-type="string">
            <text:p text:style-name="Table_20_Contents"/>
          </table:table-cell>
          <table:table-cell table:style-name="VIA_5f_memory_5f_map.F8" office:value-type="string">
            <text:p text:style-name="Table_20_Contents"/>
          </table:table-cell>
          <table:table-cell table:style-name="VIA_5f_memory_5f_map.G8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9" office:value-type="string">
            <text:p text:style-name="Table_20_Contents"/>
          </table:table-cell>
          <table:table-cell table:style-name="VIA_5f_memory_5f_map.C9" office:value-type="string">
            <text:p text:style-name="Table_20_Contents"/>
          </table:table-cell>
          <table:table-cell table:style-name="VIA_5f_memory_5f_map.D9" office:value-type="string">
            <text:p text:style-name="Table_20_Contents"/>
          </table:table-cell>
          <table:table-cell table:style-name="VIA_5f_memory_5f_map.E9" office:value-type="string">
            <text:p text:style-name="Table_20_Contents"/>
          </table:table-cell>
          <table:table-cell table:style-name="VIA_5f_memory_5f_map.F9" office:value-type="string">
            <text:p text:style-name="Table_20_Contents"/>
          </table:table-cell>
          <table:table-cell table:style-name="VIA_5f_memory_5f_map.G9" office:value-type="string">
            <text:p text:style-name="Table_20_Contents"/>
          </table:table-cell>
        </table:table-row>
        <table:table-row>
          <table:table-cell table:style-name="VIA_5f_memory_5f_map.A10" office:value-type="string">
            <text:p text:style-name="Table_20_Contents"/>
          </table:table-cell>
          <table:table-cell table:style-name="VIA_5f_memory_5f_map.B10" office:value-type="string">
            <text:p text:style-name="Table_20_Contents"/>
          </table:table-cell>
          <table:table-cell table:style-name="VIA_5f_memory_5f_map.C10" office:value-type="string">
            <text:p text:style-name="Table_20_Contents"/>
          </table:table-cell>
          <table:table-cell table:style-name="VIA_5f_memory_5f_map.D10" office:value-type="string">
            <text:p text:style-name="Table_20_Contents"/>
          </table:table-cell>
          <table:table-cell table:style-name="VIA_5f_memory_5f_map.E10" office:value-type="string">
            <text:p text:style-name="Table_20_Contents"/>
          </table:table-cell>
          <table:table-cell table:style-name="VIA_5f_memory_5f_map.F10" office:value-type="string">
            <text:p text:style-name="Table_20_Contents"/>
          </table:table-cell>
          <table:table-cell table:style-name="VIA_5f_memory_5f_map.G10" office:value-type="string">
            <text:p text:style-name="Table_20_Contents"/>
          </table:table-cell>
        </table:table-row>
        <text:soft-page-break/>
        <table:table-row>
          <table:table-cell table:style-name="VIA_5f_memory_5f_map.A25" office:value-type="string">
            <text:p text:style-name="P65">0</text:p>
          </table:table-cell>
          <table:table-cell table:style-name="VIA_5f_memory_5f_map.B11" office:value-type="string">
            <text:p text:style-name="P66">0</text:p>
          </table:table-cell>
          <table:table-cell table:style-name="VIA_5f_memory_5f_map.C11" office:value-type="string">
            <text:p text:style-name="P66">0</text:p>
          </table:table-cell>
          <table:table-cell table:style-name="VIA_5f_memory_5f_map.D11" office:value-type="string">
            <text:p text:style-name="P66">0</text:p>
          </table:table-cell>
          <table:table-cell table:style-name="VIA_5f_memory_5f_map.E11" office:value-type="string">
            <text:p text:style-name="P66">0</text:p>
          </table:table-cell>
          <table:table-cell table:style-name="VIA_5f_memory_5f_map.F11" office:value-type="string">
            <text:p text:style-name="Table_20_Contents"/>
          </table:table-cell>
          <table:table-cell table:style-name="VIA_5f_memory_5f_map.G11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1</text:p>
          </table:table-cell>
          <table:table-cell table:style-name="VIA_5f_memory_5f_map.B12" office:value-type="string">
            <text:p text:style-name="P66">0</text:p>
          </table:table-cell>
          <table:table-cell table:style-name="VIA_5f_memory_5f_map.C12" office:value-type="string">
            <text:p text:style-name="P66">0</text:p>
          </table:table-cell>
          <table:table-cell table:style-name="VIA_5f_memory_5f_map.D12" office:value-type="string">
            <text:p text:style-name="P66">0</text:p>
          </table:table-cell>
          <table:table-cell table:style-name="VIA_5f_memory_5f_map.E12" office:value-type="string">
            <text:p text:style-name="P66">1</text:p>
          </table:table-cell>
          <table:table-cell table:style-name="VIA_5f_memory_5f_map.F12" office:value-type="string">
            <text:p text:style-name="Table_20_Contents"/>
          </table:table-cell>
          <table:table-cell table:style-name="VIA_5f_memory_5f_map.G12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2</text:p>
          </table:table-cell>
          <table:table-cell table:style-name="VIA_5f_memory_5f_map.B13" office:value-type="string">
            <text:p text:style-name="P66">0</text:p>
          </table:table-cell>
          <table:table-cell table:style-name="VIA_5f_memory_5f_map.C13" office:value-type="string">
            <text:p text:style-name="P66">0</text:p>
          </table:table-cell>
          <table:table-cell table:style-name="VIA_5f_memory_5f_map.D13" office:value-type="string">
            <text:p text:style-name="P66">1</text:p>
          </table:table-cell>
          <table:table-cell table:style-name="VIA_5f_memory_5f_map.E13" office:value-type="string">
            <text:p text:style-name="P66">0</text:p>
          </table:table-cell>
          <table:table-cell table:style-name="VIA_5f_memory_5f_map.F13" office:value-type="string">
            <text:p text:style-name="Table_20_Contents"/>
          </table:table-cell>
          <table:table-cell table:style-name="VIA_5f_memory_5f_map.G13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3</text:p>
          </table:table-cell>
          <table:table-cell table:style-name="VIA_5f_memory_5f_map.B14" office:value-type="string">
            <text:p text:style-name="P66">0</text:p>
          </table:table-cell>
          <table:table-cell table:style-name="VIA_5f_memory_5f_map.C14" office:value-type="string">
            <text:p text:style-name="P66">0</text:p>
          </table:table-cell>
          <table:table-cell table:style-name="VIA_5f_memory_5f_map.D14" office:value-type="string">
            <text:p text:style-name="P66">1</text:p>
          </table:table-cell>
          <table:table-cell table:style-name="VIA_5f_memory_5f_map.E14" office:value-type="string">
            <text:p text:style-name="P66">1</text:p>
          </table:table-cell>
          <table:table-cell table:style-name="VIA_5f_memory_5f_map.F14" office:value-type="string">
            <text:p text:style-name="Table_20_Contents"/>
          </table:table-cell>
          <table:table-cell table:style-name="VIA_5f_memory_5f_map.G14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4</text:p>
          </table:table-cell>
          <table:table-cell table:style-name="VIA_5f_memory_5f_map.B15" office:value-type="string">
            <text:p text:style-name="P66">0</text:p>
          </table:table-cell>
          <table:table-cell table:style-name="VIA_5f_memory_5f_map.C15" office:value-type="string">
            <text:p text:style-name="P66">1</text:p>
          </table:table-cell>
          <table:table-cell table:style-name="VIA_5f_memory_5f_map.D15" office:value-type="string">
            <text:p text:style-name="P66">0</text:p>
          </table:table-cell>
          <table:table-cell table:style-name="VIA_5f_memory_5f_map.E15" office:value-type="string">
            <text:p text:style-name="P66">0</text:p>
          </table:table-cell>
          <table:table-cell table:style-name="VIA_5f_memory_5f_map.F15" office:value-type="string">
            <text:p text:style-name="Table_20_Contents"/>
          </table:table-cell>
          <table:table-cell table:style-name="VIA_5f_memory_5f_map.G15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5</text:p>
          </table:table-cell>
          <table:table-cell table:style-name="VIA_5f_memory_5f_map.B16" office:value-type="string">
            <text:p text:style-name="P66">0</text:p>
          </table:table-cell>
          <table:table-cell table:style-name="VIA_5f_memory_5f_map.C16" office:value-type="string">
            <text:p text:style-name="P66">1</text:p>
          </table:table-cell>
          <table:table-cell table:style-name="VIA_5f_memory_5f_map.D16" office:value-type="string">
            <text:p text:style-name="P66">0</text:p>
          </table:table-cell>
          <table:table-cell table:style-name="VIA_5f_memory_5f_map.E16" office:value-type="string">
            <text:p text:style-name="P66">1</text:p>
          </table:table-cell>
          <table:table-cell table:style-name="VIA_5f_memory_5f_map.F16" office:value-type="string">
            <text:p text:style-name="Table_20_Contents"/>
          </table:table-cell>
          <table:table-cell table:style-name="VIA_5f_memory_5f_map.G16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6</text:p>
          </table:table-cell>
          <table:table-cell table:style-name="VIA_5f_memory_5f_map.B17" office:value-type="string">
            <text:p text:style-name="P66">0</text:p>
          </table:table-cell>
          <table:table-cell table:style-name="VIA_5f_memory_5f_map.C17" office:value-type="string">
            <text:p text:style-name="P66">1</text:p>
          </table:table-cell>
          <table:table-cell table:style-name="VIA_5f_memory_5f_map.D17" office:value-type="string">
            <text:p text:style-name="P66">1</text:p>
          </table:table-cell>
          <table:table-cell table:style-name="VIA_5f_memory_5f_map.E17" office:value-type="string">
            <text:p text:style-name="P66">0</text:p>
          </table:table-cell>
          <table:table-cell table:style-name="VIA_5f_memory_5f_map.F17" office:value-type="string">
            <text:p text:style-name="Table_20_Contents"/>
          </table:table-cell>
          <table:table-cell table:style-name="VIA_5f_memory_5f_map.G17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7</text:p>
          </table:table-cell>
          <table:table-cell table:style-name="VIA_5f_memory_5f_map.B18" office:value-type="string">
            <text:p text:style-name="P66">0</text:p>
          </table:table-cell>
          <table:table-cell table:style-name="VIA_5f_memory_5f_map.C18" office:value-type="string">
            <text:p text:style-name="P66">1</text:p>
          </table:table-cell>
          <table:table-cell table:style-name="VIA_5f_memory_5f_map.D18" office:value-type="string">
            <text:p text:style-name="P66">1</text:p>
          </table:table-cell>
          <table:table-cell table:style-name="VIA_5f_memory_5f_map.E18" office:value-type="string">
            <text:p text:style-name="P66">1</text:p>
          </table:table-cell>
          <table:table-cell table:style-name="VIA_5f_memory_5f_map.F18" office:value-type="string">
            <text:p text:style-name="Table_20_Contents"/>
          </table:table-cell>
          <table:table-cell table:style-name="VIA_5f_memory_5f_map.G18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8</text:p>
          </table:table-cell>
          <table:table-cell table:style-name="VIA_5f_memory_5f_map.B19" office:value-type="string">
            <text:p text:style-name="P66">1</text:p>
          </table:table-cell>
          <table:table-cell table:style-name="VIA_5f_memory_5f_map.C19" office:value-type="string">
            <text:p text:style-name="P66">0</text:p>
          </table:table-cell>
          <table:table-cell table:style-name="VIA_5f_memory_5f_map.D19" office:value-type="string">
            <text:p text:style-name="P66">0</text:p>
          </table:table-cell>
          <table:table-cell table:style-name="VIA_5f_memory_5f_map.E19" office:value-type="string">
            <text:p text:style-name="P66">0</text:p>
          </table:table-cell>
          <table:table-cell table:style-name="VIA_5f_memory_5f_map.F19" office:value-type="string">
            <text:p text:style-name="Table_20_Contents"/>
          </table:table-cell>
          <table:table-cell table:style-name="VIA_5f_memory_5f_map.G19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9</text:p>
          </table:table-cell>
          <table:table-cell table:style-name="VIA_5f_memory_5f_map.B20" office:value-type="string">
            <text:p text:style-name="P66">1</text:p>
          </table:table-cell>
          <table:table-cell table:style-name="VIA_5f_memory_5f_map.C20" office:value-type="string">
            <text:p text:style-name="P66">0</text:p>
          </table:table-cell>
          <table:table-cell table:style-name="VIA_5f_memory_5f_map.D20" office:value-type="string">
            <text:p text:style-name="P66">0</text:p>
          </table:table-cell>
          <table:table-cell table:style-name="VIA_5f_memory_5f_map.E20" office:value-type="string">
            <text:p text:style-name="P66">1</text:p>
          </table:table-cell>
          <table:table-cell table:style-name="VIA_5f_memory_5f_map.F20" office:value-type="string">
            <text:p text:style-name="Table_20_Contents"/>
          </table:table-cell>
          <table:table-cell table:style-name="VIA_5f_memory_5f_map.G20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A</text:p>
          </table:table-cell>
          <table:table-cell table:style-name="VIA_5f_memory_5f_map.B21" office:value-type="string">
            <text:p text:style-name="P66">1</text:p>
          </table:table-cell>
          <table:table-cell table:style-name="VIA_5f_memory_5f_map.C21" office:value-type="string">
            <text:p text:style-name="P66">0</text:p>
          </table:table-cell>
          <table:table-cell table:style-name="VIA_5f_memory_5f_map.D21" office:value-type="string">
            <text:p text:style-name="P66">1</text:p>
          </table:table-cell>
          <table:table-cell table:style-name="VIA_5f_memory_5f_map.E21" office:value-type="string">
            <text:p text:style-name="P66">0</text:p>
          </table:table-cell>
          <table:table-cell table:style-name="VIA_5f_memory_5f_map.F21" office:value-type="string">
            <text:p text:style-name="Table_20_Contents"/>
          </table:table-cell>
          <table:table-cell table:style-name="VIA_5f_memory_5f_map.G21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B</text:p>
          </table:table-cell>
          <table:table-cell table:style-name="VIA_5f_memory_5f_map.B22" office:value-type="string">
            <text:p text:style-name="P66">1</text:p>
          </table:table-cell>
          <table:table-cell table:style-name="VIA_5f_memory_5f_map.C22" office:value-type="string">
            <text:p text:style-name="P66">0</text:p>
          </table:table-cell>
          <table:table-cell table:style-name="VIA_5f_memory_5f_map.D22" office:value-type="string">
            <text:p text:style-name="P66">1</text:p>
          </table:table-cell>
          <table:table-cell table:style-name="VIA_5f_memory_5f_map.E22" office:value-type="string">
            <text:p text:style-name="P66">1</text:p>
          </table:table-cell>
          <table:table-cell table:style-name="VIA_5f_memory_5f_map.F22" office:value-type="string">
            <text:p text:style-name="Table_20_Contents"/>
          </table:table-cell>
          <table:table-cell table:style-name="VIA_5f_memory_5f_map.G22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C</text:p>
          </table:table-cell>
          <table:table-cell table:style-name="VIA_5f_memory_5f_map.B23" office:value-type="string">
            <text:p text:style-name="P66">1</text:p>
          </table:table-cell>
          <table:table-cell table:style-name="VIA_5f_memory_5f_map.C23" office:value-type="string">
            <text:p text:style-name="P66">1</text:p>
          </table:table-cell>
          <table:table-cell table:style-name="VIA_5f_memory_5f_map.D23" office:value-type="string">
            <text:p text:style-name="P66">0</text:p>
          </table:table-cell>
          <table:table-cell table:style-name="VIA_5f_memory_5f_map.E23" office:value-type="string">
            <text:p text:style-name="P66">0</text:p>
          </table:table-cell>
          <table:table-cell table:style-name="VIA_5f_memory_5f_map.F23" office:value-type="string">
            <text:p text:style-name="Table_20_Contents"/>
          </table:table-cell>
          <table:table-cell table:style-name="VIA_5f_memory_5f_map.G23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D</text:p>
          </table:table-cell>
          <table:table-cell table:style-name="VIA_5f_memory_5f_map.B24" office:value-type="string">
            <text:p text:style-name="P66">1</text:p>
          </table:table-cell>
          <table:table-cell table:style-name="VIA_5f_memory_5f_map.C24" office:value-type="string">
            <text:p text:style-name="P66">1</text:p>
          </table:table-cell>
          <table:table-cell table:style-name="VIA_5f_memory_5f_map.D24" office:value-type="string">
            <text:p text:style-name="P66">0</text:p>
          </table:table-cell>
          <table:table-cell table:style-name="VIA_5f_memory_5f_map.E24" office:value-type="string">
            <text:p text:style-name="P66">1</text:p>
          </table:table-cell>
          <table:table-cell table:style-name="VIA_5f_memory_5f_map.F24" office:value-type="string">
            <text:p text:style-name="Table_20_Contents"/>
          </table:table-cell>
          <table:table-cell table:style-name="VIA_5f_memory_5f_map.G24" office:value-type="string">
            <text:p text:style-name="Table_20_Contents"/>
          </table:table-cell>
        </table:table-row>
        <table:table-row>
          <table:table-cell table:style-name="VIA_5f_memory_5f_map.A25" office:value-type="string">
            <text:p text:style-name="P65">E</text:p>
          </table:table-cell>
          <table:table-cell table:style-name="VIA_5f_memory_5f_map.B25" office:value-type="string">
            <text:p text:style-name="P66">1</text:p>
          </table:table-cell>
          <table:table-cell table:style-name="VIA_5f_memory_5f_map.C25" office:value-type="string">
            <text:p text:style-name="P66">1</text:p>
          </table:table-cell>
          <table:table-cell table:style-name="VIA_5f_memory_5f_map.D25" office:value-type="string">
            <text:p text:style-name="P66">1</text:p>
          </table:table-cell>
          <table:table-cell table:style-name="VIA_5f_memory_5f_map.E25" office:value-type="string">
            <text:p text:style-name="P66">0</text:p>
          </table:table-cell>
          <table:table-cell table:style-name="VIA_5f_memory_5f_map.F25" office:value-type="string">
            <text:p text:style-name="Table_20_Contents"/>
          </table:table-cell>
          <table:table-cell table:style-name="VIA_5f_memory_5f_map.G25" office:value-type="string">
            <text:p text:style-name="Table_20_Contents"/>
          </table:table-cell>
        </table:table-row>
        <table:table-row>
          <table:table-cell table:style-name="VIA_5f_memory_5f_map.A26" office:value-type="string">
            <text:p text:style-name="P65">F</text:p>
          </table:table-cell>
          <table:table-cell table:style-name="VIA_5f_memory_5f_map.B26" office:value-type="string">
            <text:p text:style-name="P66">1</text:p>
          </table:table-cell>
          <table:table-cell table:style-name="VIA_5f_memory_5f_map.C26" office:value-type="string">
            <text:p text:style-name="P66">1</text:p>
          </table:table-cell>
          <table:table-cell table:style-name="VIA_5f_memory_5f_map.D26" office:value-type="string">
            <text:p text:style-name="P66">1</text:p>
          </table:table-cell>
          <table:table-cell table:style-name="VIA_5f_memory_5f_map.E26" office:value-type="string">
            <text:p text:style-name="P66">1</text:p>
          </table:table-cell>
          <table:table-cell table:style-name="VIA_5f_memory_5f_map.F26" office:value-type="string">
            <text:p text:style-name="Table_20_Contents"/>
          </table:table-cell>
          <table:table-cell table:style-name="VIA_5f_memory_5f_map.G26" office:value-type="string">
            <text:p text:style-name="Table_20_Contents"/>
          </table:table-cell>
        </table:table-row>
      </table:table>
      <text:p text:style-name="P54"/>
      <text:p text:style-name="P54"/>
      <text:p text:style-name="P31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2">Signal abbreviation</text:p>
            </table:table-cell>
            <table:table-cell table:style-name="Table1.A1" office:value-type="string">
              <text:p text:style-name="P42">Meaning</text:p>
            </table:table-cell>
            <table:table-cell table:style-name="Table1.A1" office:value-type="string">
              <text:p text:style-name="P42">Signal direction at DTE UART</text:p>
            </table:table-cell>
            <table:table-cell table:style-name="Table1.A1" office:value-type="string">
              <text:p text:style-name="P42">Logic</text:p>
            </table:table-cell>
            <table:table-cell table:style-name="Table1.A1" office:value-type="string">
              <text:p text:style-name="P42">DB-9 pin number (standard)</text:p>
            </table:table-cell>
            <table:table-cell table:style-name="Table1.F1" office:value-type="string">
              <text:p text:style-name="P42">R6551 (DIP) pin</text:p>
            </table:table-cell>
          </table:table-row>
        </table:table-header-rows>
        <table:table-row>
          <table:table-cell table:style-name="Table1.A2" office:value-type="string">
            <text:p text:style-name="P38">GND</text:p>
          </table:table-cell>
          <table:table-cell table:style-name="Table1.A2" office:value-type="string">
            <text:p text:style-name="P37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5</text:p>
          </table:table-cell>
          <table:table-cell table:style-name="Table1.F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38">T<text:span text:style-name="T5">x</text:span>D</text:p>
          </table:table-cell>
          <table:table-cell table:style-name="Table1.A2" office:value-type="string">
            <text:p text:style-name="P37">Transmitted data</text:p>
          </table:table-cell>
          <table:table-cell table:style-name="Table1.A2" office:value-type="string">
            <text:p text:style-name="P37">Output</text:p>
          </table:table-cell>
          <table:table-cell table:style-name="Table1.A2" office:value-type="string">
            <text:p text:style-name="P37">Positive</text:p>
          </table:table-cell>
          <table:table-cell table:style-name="Table1.A2" office:value-type="string">
            <text:p text:style-name="P38">3</text:p>
          </table:table-cell>
          <table:table-cell table:style-name="Table1.F2" office:value-type="string">
            <text:p text:style-name="P38">10</text:p>
          </table:table-cell>
        </table:table-row>
        <table:table-row>
          <table:table-cell table:style-name="Table1.A2" office:value-type="string">
            <text:p text:style-name="P38">R<text:span text:style-name="T5">x</text:span>D</text:p>
          </table:table-cell>
          <table:table-cell table:style-name="Table1.A2" office:value-type="string">
            <text:p text:style-name="P37">Received data</text:p>
          </table:table-cell>
          <table:table-cell table:style-name="Table1.A2" office:value-type="string">
            <text:p text:style-name="P37">Input</text:p>
          </table:table-cell>
          <table:table-cell table:style-name="Table1.A2" office:value-type="string">
            <text:p text:style-name="P37">Positive</text:p>
          </table:table-cell>
          <table:table-cell table:style-name="Table1.A2" office:value-type="string">
            <text:p text:style-name="P38">2</text:p>
          </table:table-cell>
          <table:table-cell table:style-name="Table1.F2" office:value-type="string">
            <text:p text:style-name="P38">12</text:p>
          </table:table-cell>
        </table:table-row>
        <table:table-row>
          <table:table-cell table:style-name="Table1.A2" office:value-type="string">
            <text:p text:style-name="P39">RTS</text:p>
          </table:table-cell>
          <table:table-cell table:style-name="Table1.A2" office:value-type="string">
            <text:p text:style-name="P37">Request to send</text:p>
          </table:table-cell>
          <table:table-cell table:style-name="Table1.A2" office:value-type="string">
            <text:p text:style-name="P37">Output</text:p>
          </table:table-cell>
          <table:table-cell table:style-name="Table1.A2" office:value-type="string">
            <text:p text:style-name="P37">Negative</text:p>
          </table:table-cell>
          <table:table-cell table:style-name="Table1.A2" office:value-type="string">
            <text:p text:style-name="P38">7</text:p>
          </table:table-cell>
          <table:table-cell table:style-name="Table1.F2" office:value-type="string">
            <text:p text:style-name="P38">8</text:p>
          </table:table-cell>
        </table:table-row>
        <table:table-row>
          <table:table-cell table:style-name="Table1.A2" office:value-type="string">
            <text:p text:style-name="P39">CTS</text:p>
          </table:table-cell>
          <table:table-cell table:style-name="Table1.A2" office:value-type="string">
            <text:p text:style-name="P37">Clear to send</text:p>
          </table:table-cell>
          <table:table-cell table:style-name="Table1.A2" office:value-type="string">
            <text:p text:style-name="P37">Input</text:p>
          </table:table-cell>
          <table:table-cell table:style-name="Table1.A2" office:value-type="string">
            <text:p text:style-name="P37">Negative</text:p>
          </table:table-cell>
          <table:table-cell table:style-name="Table1.A2" office:value-type="string">
            <text:p text:style-name="P38">8</text:p>
          </table:table-cell>
          <table:table-cell table:style-name="Table1.F2" office:value-type="string">
            <text:p text:style-name="P38">9</text:p>
          </table:table-cell>
        </table:table-row>
        <table:table-row>
          <table:table-cell table:style-name="Table1.A2" office:value-type="string">
            <text:p text:style-name="P39">DTR</text:p>
          </table:table-cell>
          <table:table-cell table:style-name="Table1.A2" office:value-type="string">
            <text:p text:style-name="P37">Data terminal ready</text:p>
          </table:table-cell>
          <table:table-cell table:style-name="Table1.A2" office:value-type="string">
            <text:p text:style-name="P37">Output</text:p>
          </table:table-cell>
          <table:table-cell table:style-name="Table1.A2" office:value-type="string">
            <text:p text:style-name="P37">Negative</text:p>
          </table:table-cell>
          <table:table-cell table:style-name="Table1.A2" office:value-type="string">
            <text:p text:style-name="P38">4</text:p>
          </table:table-cell>
          <table:table-cell table:style-name="Table1.F2" office:value-type="string">
            <text:p text:style-name="P38">11</text:p>
          </table:table-cell>
        </table:table-row>
        <table:table-row>
          <table:table-cell table:style-name="Table1.A2" office:value-type="string">
            <text:p text:style-name="P39">DSR</text:p>
          </table:table-cell>
          <table:table-cell table:style-name="Table1.A2" office:value-type="string">
            <text:p text:style-name="P37">Data set ready</text:p>
          </table:table-cell>
          <table:table-cell table:style-name="Table1.A2" office:value-type="string">
            <text:p text:style-name="P37">Input</text:p>
          </table:table-cell>
          <table:table-cell table:style-name="Table1.A2" office:value-type="string">
            <text:p text:style-name="P37">Negative</text:p>
          </table:table-cell>
          <table:table-cell table:style-name="Table1.A2" office:value-type="string">
            <text:p text:style-name="P38">6</text:p>
          </table:table-cell>
          <table:table-cell table:style-name="Table1.F2" office:value-type="string">
            <text:p text:style-name="P38">17</text:p>
          </table:table-cell>
        </table:table-row>
        <table:table-row>
          <table:table-cell table:style-name="Table1.A2" office:value-type="string">
            <text:p text:style-name="P39">DCD</text:p>
          </table:table-cell>
          <table:table-cell table:style-name="Table1.A2" office:value-type="string">
            <text:p text:style-name="P37">Data carrier detect</text:p>
          </table:table-cell>
          <table:table-cell table:style-name="Table1.A2" office:value-type="string">
            <text:p text:style-name="P37">Input</text:p>
          </table:table-cell>
          <table:table-cell table:style-name="Table1.A2" office:value-type="string">
            <text:p text:style-name="P37">Negative</text:p>
          </table:table-cell>
          <table:table-cell table:style-name="Table1.A2" office:value-type="string">
            <text:p text:style-name="P38">1</text:p>
          </table:table-cell>
          <table:table-cell table:style-name="Table1.F2" office:value-type="string">
            <text:p text:style-name="P38">16</text:p>
          </table:table-cell>
        </table:table-row>
      </table:table>
      <text:p text:style-name="P3"/>
      <text:h text:style-name="P62" text:outline-level="1"><text:soft-page-break/>DOS</text:h>
      <text:p text:style-name="P12">From the experience collected with the above prototype software, I went on with the idea of writing a multi layer operating environment (OSS) for the HDD :</text:p>
      <text:list xml:id="list4628150710507077816" text:style-name="L4">
        <text:list-item>
          <text:p text:style-name="P56">1st layer : low level routines - init device, read / write sectors - <text:span text:style-name="T26">written in assembler</text:span></text:p>
        </text:list-item>
        <text:list-item>
          <text:p text:style-name="P56">2nd layer : disk structure analysis - master boot record -&gt; find the partition table, boot parameter block -&gt; find <text:span text:style-name="T26">CFS </text:span>and its main structures - <text:span text:style-name="T26">written in assembler</text:span></text:p>
        </text:list-item>
        <text:list-item>
          <text:p text:style-name="P56">3rd layer : <text:span text:style-name="T26">CFS</text:span> structure navigation - <text:span text:style-name="T26">written in assembler</text:span>.</text:p>
        </text:list-item>
        <text:list-item>
          <text:p text:style-name="P56">4th layer : small and efficient user services - save / load / execute, navigate in directory tree - <text:span text:style-name="T26">written in Forth</text:span></text:p>
        </text:list-item>
      </text:list>
      <text:p text:style-name="P43"/>
      <text:p text:style-name="P11"/>
      <text:h text:style-name="P63" text:outline-level="1">Schematics</text:h>
      <text:h text:style-name="P63" text:outline-level="1">Construction</text:h>
      <text:h text:style-name="P64" text:outline-level="2">PCB</text:h>
      <text:h text:style-name="P64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weight="bold" fo:background-color="transparent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7-03-27T09:19:06.893871005</dc:date>
    <meta:editing-duration>P10DT14H39M36S</meta:editing-duration>
    <meta:editing-cycles>32</meta:editing-cycles>
    <meta:generator>LibreOffice/5.1.6.2$Linux_X86_64 LibreOffice_project/10m0$Build-2</meta:generator>
    <meta:document-statistic meta:table-count="4" meta:image-count="0" meta:object-count="0" meta:page-count="5" meta:paragraph-count="265" meta:word-count="1162" meta:character-count="5799" meta:non-whitespace-character-count="4915"/>
  </office:meta>
</office:document-meta>
</file>